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agmentExtractor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mentExtractorTransformer.endDT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ragmentExtractorTransformer.ignorableWhitespace( char c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gmentExtractorTransform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gmentExtractorTransformer.endPrefixMapping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ragmentExtractorTransformer.startDTD( String name ,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ragmentExtractorTransformer.comment( char ch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gmentExtractorTransformer.startPrefixMapping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ragmentExtractorTransform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mentExtractorTransformer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gmentExtractorTransformer.skippe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gmentExtractor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gmentExtractorTransformer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gmentExtractorTransformer.startElement( String uri , String loc , String raw , Attributes a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FragmentExtractorTransformer.characters( char c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gmentExtractor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gmentExtractorTransformer.start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gmentExtractorTransformer.setup( SourceResolver resolver , Map objectModel , String src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ragmentExtractorTransformer.en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agmentExtractorTransformer.endElement( String uri , String loc , String raw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FragmentExtractorTransformer.configure(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ragmentExtractorTransformer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